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1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1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1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15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16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9pt" fo:font-weight="normal" style:font-size-asian="9pt" style:font-weight-asian="normal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8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-0.7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2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3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weight="normal" style:font-weight-asian="normal" style:font-size-complex="14pt"/>
    </style:style>
    <style:style style:name="T5" style:family="text">
      <style:text-properties fo:font-size="10pt" fo:font-weight="normal" style:font-size-asian="10pt" style:font-weight-asian="normal" style:font-size-complex="14pt"/>
    </style:style>
    <style:style style:name="T6" style:family="text">
      <style:text-properties officeooo:rsid="000517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тел.____________</text:p>
      <text:p text:style-name="P3">эл. почта ____________</text:p>
      <text:p text:style-name="P4"/>
      <text:p text:style-name="P6">СПИСОК НАУЧНЫХ ТРУДОВ </text:p>
      <text:p text:style-name="P6">ПО ТЕМЕ ДИССЕРТАЦИИ</text:p>
      <text:p text:style-name="P6">___ФИО_в_родительном_падеже___</text:p>
      <text:p text:style-name="P6">(отрасль наук, специальность, ___кандидат_или_доктор___<text:span text:style-name="T6">ская</text:span>)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4">МБЦ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692753261" text:style-name="WW8Num18">
              <text:list-item>
                <text:p text:style-name="P22">1</text:p>
              </text:list-item>
            </text:list>
          </table:table-cell>
          <table:table-cell table:style-name="Table1.A1" office:value-type="string">
            <text:p text:style-name="P5">статья/тезис/<text:line-break/>монография/учебник или др.</text:p>
            <text:p text:style-name="P5"/>
          </table:table-cell>
          <table:table-cell table:style-name="Table1.A1" office:value-type="string">
            <text:p text:style-name="Standard"><text:span text:style-name="T2">печ.</text:span><text:span text:style-name="T3">/</text:span></text:p>
            <text:p text:style-name="P5">электр.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ВАК РФ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749061903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РУД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6433534618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5628996283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590620526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5558827615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695620433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2827258309742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7"/>
      <text:p text:style-name="P18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p>
      <text:p text:style-name="P18">Главный корпус, каб. 429; пн-ср-пн 11:00-18:00, с 13:00-14:00 обед. </text:p>
      <text:p text:style-name="P18">При себе иметь флешку с электронным вариантом и 1 экз. распечатанного документа. </text:p>
      <text:p text:style-name="P17">Обращаем Ваше внимание, что перед отправкой на печать данное сообщение следует удалить!</text:p>
      <text:p text:style-name="P20">Соискатель:<text:tab/><text:tab/><text:tab/><text:tab/><text:tab/><text:tab/>_______________<text:tab/><text:tab/>_____________</text:p>
      <text:p text:style-name="P16"><text:tab/><text:tab/><text:tab/><text:tab/><text:tab/><text:tab/><text:tab/><text:tab/> <text:s text:c="16"/>подпись<text:tab/><text:tab/><text:tab/><text:tab/>ФИО</text:p>
      <text:p text:style-name="P12"/>
      <text:p text:style-name="P13">Научный руководитель: <text:s text:c="36"/>______________<text:tab/><text:tab/>_____________</text:p>
      <text:p text:style-name="P14"><text:tab/><text:tab/><text:tab/><text:tab/><text:tab/><text:tab/><text:tab/><text:tab/><text:tab/>подпись<text:tab/><text:tab/><text:tab/><text:tab/>ФИО</text:p>
      <text:p text:style-name="P15"/>
      <text:p text:style-name="P13">Заведующий кафедрой:</text:p>
      <text:p text:style-name="P13"><text:tab/><text:tab/><text:tab/><text:tab/><text:tab/><text:tab/> <text:s text:c="21"/>______________<text:tab/><text:tab/>_____________</text:p>
      <text:p text:style-name="P14"><text:soft-page-break/><text:tab/><text:tab/><text:tab/><text:tab/><text:tab/><text:tab/> <text:s text:c="12"/><text:tab/><text:tab/><text:tab/>подпись<text:tab/><text:tab/><text:tab/><text:tab/>ФИО</text:p>
      <text:p text:style-name="P13"><text:tab/><text:tab/><text:tab/><text:tab/> <text:s text:c="13"/></text:p>
      <text:p text:style-name="P10">Подпись (зав. каф) ФИО удостоверяю.</text:p>
      <text:p text:style-name="P10">Ученый секретарь Ученого совета </text:p>
      <text:p text:style-name="P10">факультета <text:s text:c="68"/>ФИО</text:p>
      <text:p text:style-name="P9"/>
      <text:p text:style-name="P5">(гербовая печать)</text:p>
      <text:p text:style-name="P19"/>
      <text:p text:style-name="P14"/>
      <text:p text:style-name="P11"><text:span text:style-name="T4">Начальник НУ</text:span><text:span text:style-name="T5"><text:tab/> </text:span><text:span text:style-name="T4">РУДН</text:span><text:span text:style-name="T5"><text:tab/><text:tab/> <text:s text:c="12"/><text:tab/><text:tab/><text:tab/></text:span><text:span text:style-name="T4">__________<text:tab/>__ <text:s text:c="7"/>Докукин П.А.</text:span></text:p>
      <text:p text:style-name="P14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left="0cm" fo:margin-right="0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date>2025-10-19T01:28:25.163089835</dc:date>
    <meta:print-date>2014-08-01T13:33:00</meta:print-date>
    <meta:editing-cycles>23</meta:editing-cycles>
    <meta:editing-duration>PT1H10M8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57" meta:word-count="164" meta:character-count="1498" meta:non-whitespace-character-count="1111"/>
  </office:meta>
</office:document-meta>
</file>